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um:</text:p>
      <text:p text:style-name="P1"/>
      <text:list xml:id="list6787569489935245390" text:style-name="L1">
        <text:list-item>
          <text:p text:style-name="P3">Viele Menschen</text:p>
        </text:list-item>
        <text:list-item>
          <text:p text:style-name="P3">sehr beschäftigt</text:p>
        </text:list-item>
        <text:list-item>
          <text:p text:style-name="P3">Smog in der Luft</text:p>
        </text:list-item>
        <text:list-item>
          <text:p text:style-name="P3">Zelte (Händler)</text:p>
        </text:list-item>
        <text:list-item>
          <text:p text:style-name="P3">rings herum hohe Gebäude (aus Metall), Viele Kleine Appartements</text:p>
        </text:list-item>
        <text:list-item>
          <text:p text:style-name="P3">Straße aus dunklem Pflaster</text:p>
        </text:list-item>
      </text:list>
      <text:p text:style-name="P2"/>
      <text:p text:style-name="P2">As you look down on the floor, you see yourself standing on a crowded street out of dark and grey brickstones. There is a sick, almost unhealty greenish grey smog surrounding the entire area. You find yourself standing in the middle of what might be the centre of a city, or something like that. All around the place are giant buildings, entirely made out of rusty metal with thousands of little lights glowing – each one for one small appartement. As you start looking around, you realize that you are not alone on the square. You can see the silhouettes of some people through the thick smog. Wait...has this guy three arms? No, you are just hallucinating from the gas filling your lungs... are you?</text:p>
      <text:p text:style-name="P2"/>
      <text:p text:style-name="P4">Raum 1 (Himmelsrichtung northeast):</text:p>
      <text:p text:style-name="P6">You find yourself in front of an old box. It seems like it was made of metal or aluminium. A bit rusty but still in a good shape. You wonder what it could have been there for. Maybe it once was a shelter, a place for the poor, or something completely different. You´re clueless. </text:p>
      <text:p text:style-name="P6"/>
      <text:p text:style-name="P5">Raum 2 (Himmelsrichtung northwest): </text:p>
      <text:p text:style-name="P6">You are standing on something that could be the remains of a small brigde leading over a trend in the ground. It has been torn down or caused to crash by a massive force, that much is clea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14S</meta:editing-duration>
    <meta:editing-cycles>10</meta:editing-cycles>
    <meta:generator>OpenOffice/4.1.3$Win32 OpenOffice.org_project/413m1$Build-9783</meta:generator>
    <dc:date>2017-12-05T11:54:51.25</dc:date>
    <dc:creator>Nico Enders</dc:creator>
    <meta:document-statistic meta:table-count="0" meta:image-count="0" meta:object-count="0" meta:page-count="1" meta:paragraph-count="12" meta:word-count="255" meta:character-count="1408"/>
    <meta:user-defined meta:name="Info 1"/>
    <meta:user-defined meta:name="Info 2"/>
    <meta:user-defined meta:name="Info 3"/>
    <meta:user-defined meta:name="Info 4"/>
  </office:meta>
</office:document-meta>
</file>